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freesans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37e3b" officeooo:paragraph-rsid="00137e3b"/>
    </style:style>
    <style:style style:name="P2" style:family="paragraph" style:parent-style-name="Standard">
      <style:text-properties officeooo:paragraph-rsid="00137e3b"/>
    </style:style>
    <style:style style:name="P3" style:family="paragraph" style:parent-style-name="Standard">
      <style:text-properties fo:font-size="12pt" officeooo:rsid="00137e3b" officeooo:paragraph-rsid="00137e3b" style:font-size-asian="12pt" style:font-size-complex="12pt"/>
    </style:style>
    <style:style style:name="P4" style:family="paragraph" style:parent-style-name="Standard">
      <style:text-properties fo:font-variant="normal" fo:text-transform="none" fo:color="#333333" style:font-name="Helvetica Neue" fo:font-size="12pt" fo:letter-spacing="normal" fo:font-style="normal" fo:font-weight="normal" officeooo:rsid="00137e3b" officeooo:paragraph-rsid="00137e3b" style:font-size-asian="12pt" style:font-size-complex="12pt"/>
    </style:style>
    <style:style style:name="P5" style:family="paragraph" style:parent-style-name="Standard">
      <style:text-properties fo:font-variant="normal" fo:text-transform="none" fo:color="#333333" style:font-name="Helvetica Neue" fo:font-size="12pt" fo:letter-spacing="normal" fo:font-style="normal" fo:font-weight="normal" officeooo:rsid="00137e3b" officeooo:paragraph-rsid="00137e3b"/>
    </style:style>
    <style:style style:name="P6" style:family="paragraph" style:parent-style-name="Standard">
      <style:text-properties fo:font-variant="normal" fo:text-transform="none" fo:color="#333333" style:font-name="Helvetica Neue" fo:font-size="12pt" fo:letter-spacing="normal" fo:font-style="normal" fo:font-weight="normal" officeooo:rsid="00146b5d" officeooo:paragraph-rsid="00137e3b"/>
    </style:style>
    <style:style style:name="P7" style:family="paragraph" style:parent-style-name="Standard">
      <style:text-properties fo:font-variant="normal" fo:text-transform="none" fo:color="#333333" style:font-name="Helvetica Neue" fo:font-size="12pt" fo:letter-spacing="normal" fo:font-style="normal" fo:font-weight="normal" officeooo:rsid="00146b5d" officeooo:paragraph-rsid="00137e3b"/>
    </style:style>
    <style:style style:name="P8" style:family="paragraph" style:parent-style-name="Standard">
      <style:text-properties fo:font-variant="normal" fo:text-transform="none" fo:color="#333333" style:font-name="Helvetica Neue" fo:font-size="12pt" fo:letter-spacing="normal" fo:font-style="normal" fo:font-weight="normal" officeooo:rsid="00146b5d" officeooo:paragraph-rsid="00173e92"/>
    </style:style>
    <style:style style:name="P9" style:family="paragraph" style:parent-style-name="Standard">
      <style:text-properties fo:font-variant="normal" fo:text-transform="none" fo:color="#333333" style:font-name="Helvetica Neue" fo:font-size="12pt" fo:letter-spacing="normal" fo:font-style="normal" fo:font-weight="normal" officeooo:rsid="00137e3b" officeooo:paragraph-rsid="00173e92" style:font-size-asian="12pt" style:font-size-complex="12pt"/>
    </style:style>
    <style:style style:name="T1" style:family="text">
      <style:text-properties officeooo:rsid="00137e3b"/>
    </style:style>
    <style:style style:name="T2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3" style:family="text">
      <style:text-properties fo:font-variant="normal" fo:text-transform="none" fo:color="#333333" style:font-name="Helvetica Neue" fo:font-size="12pt" fo:letter-spacing="normal" fo:font-style="normal" fo:font-weight="normal" officeooo:rsid="00137e3b"/>
    </style:style>
    <style:style style:name="T4" style:family="text">
      <style:text-properties fo:font-variant="normal" fo:text-transform="none" fo:color="#333333" style:font-name="Helvetica Neue" fo:font-size="12pt" fo:letter-spacing="normal" fo:font-style="normal" fo:font-weight="normal" officeooo:rsid="00139688"/>
    </style:style>
    <style:style style:name="T5" style:family="text">
      <style:text-properties officeooo:rsid="001686d9"/>
    </style:style>
    <style:style style:name="T6" style:family="text">
      <style:text-properties officeooo:rsid="00173e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nal 使用中遇到的问题。</text:p>
      <text:p text:style-name="P1"/>
      <text:p text:style-name="P3">问题１、</text:p>
      <text:p text:style-name="P2"><text:span text:style-name="T1">　　通过修改实例配置文件中的</text:span><text:span text:style-name="T2">canal.instance.filter.regex属性　来指定</text:span><text:span text:style-name="T3">canal监听的表。但是程序运行中仍然监听所有的表。</text:span></text:p>
      <text:p text:style-name="P4">导致问题出现原因：</text:p>
      <text:p text:style-name="P1"><text:span text:style-name="T2">　　在</text:span><text:span text:style-name="T4">从gitHub拷贝下来的</text:span><text:span text:style-name="T2">java代码中CanalConnector实例初始化过程中，执行connector.subscribe()时给予参数，导致canal的egex属性被重新赋值，而这个属性的改变不会显示再配置文件中。</text:span></text:p>
      <text:p text:style-name="P5">解决方法：</text:p>
      <text:p text:style-name="P5">在初始化CanalConnector时，执行connector.subscribe()，时不要添加参数。</text:p>
      <text:p text:style-name="P5">每次修改监听表的时候最好删除实例文件夹下的meta.dat文件</text:p>
      <text:p text:style-name="P6">问题2</text:p>
      <text:p text:style-name="P6"><text:s text:c="7"/>修改实例的配置文件监听binlog的起始位置,修改的配置没有生效</text:p>
      <text:p text:style-name="P6">导致问题出现的原因:</text:p>
      <text:p text:style-name="P6">设置监听的起始位置有两张方式: </text:p>
      <text:p text:style-name="Standard">1.canal.instance.master.journal.name + canal.instance.master.position : 精确指定一个binlog位点，进行启动</text:p>
      <text:p text:style-name="Standard">2.canal.instance.master.timestamp : 指定一个时间戳，canal会自动遍历mysql binlog，找到对应时间戳的binlog位点后，进行启动</text:p>
      <text:p text:style-name="Standard">使用第一种方式时position的值需要与binlog中数据的其实位置对应,不能随便制定一个偏移量.</text:p>
      <text:p text:style-name="P6"/>
      <text:p text:style-name="P6"><text:s/>问题<text:span text:style-name="T5">2、</text:span></text:p>
      <text:p text:style-name="P6"><text:s text:c="9"/>推到stage环境部署时，发现canalServer可以得到数据库名但是得不到表名和具体操作。</text:p>
      <text:p text:style-name="P9">导致问题出现原因：</text:p>
      <text:p text:style-name="P8"><text:span text:style-name="T1">　　</text:span>经排查，导致问题出现的原因是由于mysql binlog的模式是stagement（只有sql，没有数据，无法获取原始的日至变更），由于目前canal只支持row模式。所以造成canalServer只能获取数据库名获取不了具体的表名和具体的sql操作。</text:p>
      <text:p text:style-name="P8">解决办法：</text:p>
      <text:p text:style-name="P8"><text:s text:c="8"/>将mysql binlog的模式改为row。（查看mysql binlog模式的命令为: <text:span text:style-name="T6">show global variables like '%binlog_format%';</text:span>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Segoe UI', Arial, freesans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8:28:32.491939707</meta:creation-date>
    <dc:date>2016-03-31T13:59:10.639143145</dc:date>
    <meta:editing-duration>PT29M15S</meta:editing-duration>
    <meta:editing-cycles>4</meta:editing-cycles>
    <meta:generator>LibreOffice/5.0.5.2$Linux_X86_64 LibreOffice_project/00m0$Build-2</meta:generator>
    <meta:document-statistic meta:table-count="0" meta:image-count="0" meta:object-count="0" meta:page-count="1" meta:paragraph-count="21" meta:word-count="488" meta:character-count="902" meta:non-whitespace-character-count="853"/>
  </office:meta>
</office:document-meta>
</file>